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D5000002037E6D8C7AE2E5DFFA.png" manifest:media-type="image/png"/>
  <manifest:file-entry manifest:full-path="Pictures/100002010000032000000320DBEB30FD438CB7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bottom" draw:color-mode="standard" draw:luminance="0%" draw:contrast="0%" draw:gamma="100%" draw:red="0%" draw:green="0%" draw:blue="0%" fo:clip="rect(4.489cm, 1.304cm, 4.534cm, 1.046cm)" draw:image-opacity="98%" style:mirror="non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5.34cm, 0cm, 5.461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style:paragraph-properties fo:text-align="center"/>
    </style:style>
    <style:style style:name="P2" style:family="paragraph"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0pt" style:font-size-asian="12pt" style:font-size-complex="12pt"/>
    </style:style>
    <style:style style:name="P6" style:family="paragraph">
      <loext:graphic-properties draw:fill="none" draw:fill-color="#ffffff"/>
      <style:text-properties fo:font-size="10pt" style:font-size-asian="12pt" style:font-size-complex="12pt"/>
    </style:style>
    <style:style style:name="T1" style:family="text">
      <style:text-properties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5cm" svg:height="3.241cm" svg:x="1.7cm" svg:y="9.4cm">
          <draw:image xlink:href="Pictures/100002010000032000000320DBEB30FD438CB7F8.png" xlink:type="simple" xlink:show="embed" xlink:actuate="onLoad">
            <text:p text:style-name="P1"/>
            <text:p text:style-name="P1"/>
          </draw:image>
        </draw:frame>
        <draw:frame draw:style-name="gr2" draw:text-style-name="P1" draw:layer="layout" svg:width="3.502cm" svg:height="5.695cm" svg:x="14.4cm" svg:y="7.805cm">
          <draw:image xlink:href="Pictures/10000201000002D5000002037E6D8C7AE2E5DFFA.png" xlink:type="simple" xlink:show="embed" xlink:actuate="onLoad">
            <text:p/>
          </draw:image>
        </draw:frame>
        <draw:frame draw:style-name="gr3" draw:text-style-name="P3" draw:layer="layout" svg:width="2.6cm" svg:height="1cm" svg:x="3.5cm" svg:y="13cm">
          <draw:text-box>
            <text:p text:style-name="P2">Cliente</text:p>
          </draw:text-box>
        </draw:frame>
        <draw:line draw:style-name="gr4" draw:text-style-name="P4" draw:layer="layout" svg:x1="6.6cm" svg:y1="10.7cm" svg:x2="14.5cm" svg:y2="10.7cm">
          <text:p/>
        </draw:line>
        <draw:frame draw:style-name="gr5" draw:text-style-name="P6" draw:layer="layout" svg:width="2.936cm" svg:height="0.645cm" svg:x="6.4cm" svg:y="10.1cm">
          <draw:text-box>
            <text:p text:style-name="P5"><text:span text:style-name="T1">169.254.237.70</text:span></text:p>
          </draw:text-box>
        </draw:frame>
        <draw:frame draw:style-name="gr5" draw:text-style-name="P6" draw:layer="layout" svg:width="2.936cm" svg:height="0.645cm" svg:x="11.564cm" svg:y="10.1cm">
          <draw:text-box>
            <text:p text:style-name="P5"><text:span text:style-name="T1">169.254.237.70</text:span></text:p>
          </draw:text-box>
        </draw:frame>
        <draw:frame draw:style-name="gr6" draw:text-style-name="P3" draw:layer="layout" svg:width="2.9cm" svg:height="1.1cm" svg:x="14.8cm" svg:y="13.2cm">
          <draw:text-box>
            <text:p text:style-name="P2">Servid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1T17:54:51.441032223</meta:creation-date>
    <dc:date>2020-02-21T18:01:56.879634537</dc:date>
    <meta:editing-duration>PT7M7S</meta:editing-duration>
    <meta:editing-cycles>1</meta:editing-cycles>
    <meta:document-statistic meta:object-count="7"/>
    <meta:generator>LibreOffice/6.0.7.3$Linux_X86_64 LibreOffice_project/00m0$Build-3</meta:generator>
  </office:meta>
</office:document-meta>
</file>